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0000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00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none" draw:fill-color="#0000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none" draw:fill-color="#00008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13cm" svg:height="11.43cm" svg:x="2.27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.905cm" svg:y="5.318cm">
          <text:p text:style-name="P1">T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5.445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6.715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7.985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9.255cm" svg:y="5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0.525cm" svg:y="5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1.795cm" svg:y="5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3.065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4.335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5.605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6.875cm" svg:y="5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8.145cm" svg:y="5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9.415cm" svg:y="5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0.685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21.955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23.225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24.495cm" svg:y="5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.905cm" svg:y="7.792cm">
          <text:p text:style-name="P1">T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5.445cm" svg:y="7.7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6.715cm" svg:y="7.7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7.985cm" svg:y="7.7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9.255cm" svg:y="7.7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0.525cm" svg:y="7.7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1.795cm" svg:y="7.7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3.065cm" svg:y="7.7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4.335cm" svg:y="7.7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5.605cm" svg:y="7.7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6.875cm" svg:y="7.7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8.145cm" svg:y="7.7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9.415cm" svg:y="7.7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20.685cm" svg:y="7.7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21.955cm" svg:y="7.7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23.225cm" svg:y="7.7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24.495cm" svg:y="7.7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.905cm" svg:y="10.398cm">
          <text:p text:style-name="P1">T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5.44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6.71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7.98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9.25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0.52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1.79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3.06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4.33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5.60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6.87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8.14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9.41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20.68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21.95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23.22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24.495cm" svg:y="10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5.445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5.445cm" svg:y="14.158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.84cm" svg:height="0.962cm" svg:x="6.807cm" svg:y="13.119cm">
          <draw:text-box>
            <text:p>CPU</text:p>
          </draw:text-box>
        </draw:frame>
        <draw:frame draw:style-name="gr6" draw:layer="layout" svg:width="1.526cm" svg:height="0.962cm" svg:x="6.842cm" svg:y="14.262cm">
          <draw:text-box>
            <text:p>E/S</text:p>
          </draw:text-box>
        </draw:frame>
      </draw:page>
      <draw:page draw:name="page2" draw:style-name="dp1" draw:master-page-name="Default">
        <draw:custom-shape draw:style-name="gr1" draw:text-style-name="P1" draw:layer="layout" svg:width="24.13cm" svg:height="11.43cm" svg:x="2.27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.905cm" svg:y="5.318cm">
          <text:p text:style-name="P1">T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5.445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6.715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7.985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9.255cm" svg:y="5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0.525cm" svg:y="5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1.795cm" svg:y="5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3.065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4.335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5.605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6.875cm" svg:y="5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8.145cm" svg:y="5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9.415cm" svg:y="5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0.685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21.955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23.225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24.495cm" svg:y="5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.905cm" svg:y="7.792cm">
          <text:p text:style-name="P1">T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5.445cm" svg:y="7.7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715cm" svg:y="7.7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7.985cm" svg:y="7.7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9.255cm" svg:y="7.7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0.525cm" svg:y="7.7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1.795cm" svg:y="7.7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3.065cm" svg:y="7.7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4.335cm" svg:y="7.7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5.605cm" svg:y="7.7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6.875cm" svg:y="7.7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1.27cm" svg:x="18.145cm" svg:y="7.7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1.27cm" svg:x="19.415cm" svg:y="7.7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1.27cm" svg:x="20.685cm" svg:y="7.7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1.955cm" svg:y="7.7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23.225cm" svg:y="7.7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24.495cm" svg:y="7.7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.905cm" svg:y="10.398cm">
          <text:p text:style-name="P1">T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5.44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6.71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7.985cm" svg:y="10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9.25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0.52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1.79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3.065cm" svg:y="10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4.33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5.60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6.87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8.14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9.41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20.68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21.955cm" svg:y="10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3.225cm" svg:y="10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4.495cm" svg:y="10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5.445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5.445cm" svg:y="14.158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.84cm" svg:height="0.962cm" svg:x="6.807cm" svg:y="13.119cm">
          <draw:text-box>
            <text:p>CPU</text:p>
          </draw:text-box>
        </draw:frame>
        <draw:frame draw:style-name="gr6" draw:layer="layout" svg:width="1.526cm" svg:height="0.962cm" svg:x="6.842cm" svg:y="14.262cm">
          <draw:text-box>
            <text:p>E/S</text:p>
          </draw:text-box>
        </draw:frame>
      </draw:page>
      <draw:page draw:name="page3" draw:style-name="dp1" draw:master-page-name="Default">
        <draw:custom-shape draw:style-name="gr1" draw:text-style-name="P1" draw:layer="layout" svg:width="24.13cm" svg:height="11.43cm" svg:x="2.27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.905cm" svg:y="5.318cm">
          <text:p text:style-name="P1">T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5.445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6.715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7.985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9.255cm" svg:y="5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0.525cm" svg:y="5.3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1.27cm" svg:x="11.795cm" svg:y="5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3.065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4.335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5.605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6.875cm" svg:y="5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8.145cm" svg:y="5.3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7cm" svg:height="1.27cm" svg:x="19.415cm" svg:y="5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0.685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21.955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23.225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24.495cm" svg:y="5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.905cm" svg:y="7.792cm">
          <text:p text:style-name="P1">T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5.445cm" svg:y="7.7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715cm" svg:y="7.7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1.27cm" svg:x="7.985cm" svg:y="7.7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9.255cm" svg:y="7.7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0.525cm" svg:y="7.7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1.795cm" svg:y="7.7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3.065cm" svg:y="7.7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4.335cm" svg:y="7.7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5.605cm" svg:y="7.7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1.27cm" svg:x="16.875cm" svg:y="7.7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1.27cm" svg:x="18.145cm" svg:y="7.7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1.27cm" svg:x="19.415cm" svg:y="7.7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1.27cm" svg:x="20.685cm" svg:y="7.7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1.955cm" svg:y="7.7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23.225cm" svg:y="7.7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24.495cm" svg:y="7.7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.905cm" svg:y="10.398cm">
          <text:p text:style-name="P1">T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5.44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6.715cm" svg:y="10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7.985cm" svg:y="10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1.27cm" svg:x="9.25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0.525cm" svg:y="10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1.79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3.065cm" svg:y="10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4.33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5.605cm" svg:y="10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6.87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8.145cm" svg:y="10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9.41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20.68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21.955cm" svg:y="10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3.225cm" svg:y="10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4.495cm" svg:y="10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5.445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5.445cm" svg:y="14.158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.84cm" svg:height="0.962cm" svg:x="6.807cm" svg:y="13.119cm">
          <draw:text-box>
            <text:p>CPU</text:p>
          </draw:text-box>
        </draw:frame>
        <draw:frame draw:style-name="gr6" draw:layer="layout" svg:width="1.526cm" svg:height="0.962cm" svg:x="6.842cm" svg:y="14.262cm">
          <draw:text-box>
            <text:p>E/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1T22:05:15</meta:creation-date>
    <dc:date>2013-06-01T22:20:04</dc:date>
    <meta:editing-duration>PT1M27S</meta:editing-duration>
    <meta:editing-cycles>2</meta:editing-cycles>
    <meta:generator>LibreOffice/4.0.3.3$Linux_x86 LibreOffice_project/0eaa50a932c8f2199a615e1eb30f7ac74279539</meta:generator>
    <meta:document-statistic meta:object-count="168"/>
  </office:meta>
</office:document-meta>
</file>